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date" office:date-value="2015-10-05" calcext:value-type="date">
            <text:p>10/05/15</text:p>
          </table:table-cell>
          <table:table-cell table:number-columns-repeated="4"/>
          <table:table-cell table:style-name="ce1" office:value-type="date" office:date-value="2015-10-06" calcext:value-type="date">
            <text:p>10/06/15</text:p>
          </table:table-cell>
          <table:table-cell table:number-columns-repeated="4"/>
          <table:table-cell table:style-name="ce3" office:value-type="date" office:date-value="2015-10-08" calcext:value-type="date">
            <text:p>10/08/1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Bottom Left</text:p>
          </table:table-cell>
          <table:table-cell/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Bottom Left</text:p>
          </table:table-cell>
          <table:table-cell/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Bottom Left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0.343" calcext:value-type="float">
            <text:p>0.343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397" calcext:value-type="float">
            <text:p>0.397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0.384" calcext:value-type="float">
            <text:p>0.384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0.388" calcext:value-type="float">
            <text:p>0.38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0.381" calcext:value-type="float">
            <text:p>0.381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Bottom Right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Bottom Right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Bottom Right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2" calcext:value-type="float" table:number-columns-spanned="1" table:number-rows-spanned="5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2" calcext:value-type="float" table:number-columns-spanned="1" table:number-rows-spanned="5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0.383" calcext:value-type="float">
            <text:p>0.383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0.388" calcext:value-type="float">
            <text:p>0.388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0.381" calcext:value-type="float">
            <text:p>0.381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407" calcext:value-type="float">
            <text:p>0.407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float" office:value="0.384" calcext:value-type="float">
            <text:p>0.384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float" office:value="0.399" calcext:value-type="float">
            <text:p>0.399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437" calcext:value-type="float">
            <text:p>0.437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0.438" calcext:value-type="float">
            <text:p>0.438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0.396" calcext:value-type="float">
            <text:p>0.396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0.392" calcext:value-type="float">
            <text:p>0.392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5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4" calcext:value-type="float" table:number-columns-spanned="1" table:number-rows-spanned="5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Left</text:p>
          </table:table-cell>
          <table:table-cell/>
          <table:table-cell table:style-name="ce2" office:value-type="float" office:value="4" calcext:value-type="float" table:number-columns-spanned="1" table:number-rows-spanned="5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456" calcext:value-type="float">
            <text:p>0.456</text:p>
          </table:table-cell>
          <table:table-cell table:number-columns-repeated="2"/>
          <table:covered-table-cell/>
          <table:table-cell office:value-type="float" office:value="17" calcext:value-type="float">
            <text:p>17</text:p>
          </table:table-cell>
          <table:table-cell office:value-type="float" office:value="0.475" calcext:value-type="float">
            <text:p>0.475</text:p>
          </table:table-cell>
          <table:table-cell table:number-columns-repeated="2"/>
          <table:covered-table-cell/>
          <table:table-cell office:value-type="float" office:value="17" calcext:value-type="float">
            <text:p>17</text:p>
          </table:table-cell>
          <table:table-cell office:value-type="float" office:value="0.448" calcext:value-type="float">
            <text:p>0.448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0.421" calcext:value-type="float">
            <text:p>0.421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0.374" calcext:value-type="float">
            <text:p>0.374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Right</text:p>
          </table:table-cell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5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Top Left</text:p>
          </table:table-cell>
          <table:table-cell/>
          <table:table-cell table:style-name="ce2" office:value-type="float" office:value="5" calcext:value-type="float" table:number-columns-spanned="1" table:number-rows-spanned="5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Top Left</text:p>
          </table:table-cell>
          <table:table-cell/>
          <table:table-cell table:style-name="ce2" office:value-type="float" office:value="5" calcext:value-type="float" table:number-columns-spanned="1" table:number-rows-spanned="5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Top Left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462" calcext:value-type="float">
            <text:p>0.462</text:p>
          </table:table-cell>
          <table:table-cell table:number-columns-repeated="2"/>
          <table:covered-table-cell/>
          <table:table-cell office:value-type="float" office:value="22" calcext:value-type="float">
            <text:p>22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  <table:covered-table-cell/>
          <table:table-cell office:value-type="float" office:value="22" calcext:value-type="float">
            <text:p>22</text:p>
          </table:table-cell>
          <table:table-cell office:value-type="float" office:value="0.456" calcext:value-type="float">
            <text:p>0.456</text:p>
          </table:table-cell>
          <table:table-cell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covered-table-cell/>
          <table:table-cell office:value-type="float" office:value="23" calcext:value-type="float">
            <text:p>23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  <table:covered-table-cell/>
          <table:table-cell office:value-type="float" office:value="23" calcext:value-type="float">
            <text:p>23</text:p>
          </table:table-cell>
          <table:table-cell office:value-type="float" office:value="0.394" calcext:value-type="float">
            <text:p>0.394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  <table:covered-table-cell/>
          <table:table-cell office:value-type="float" office:value="24" calcext:value-type="float">
            <text:p>24</text:p>
          </table:table-cell>
          <table:table-cell office:value-type="float" office:value="0.395" calcext:value-type="float">
            <text:p>0.395</text:p>
          </table:table-cell>
          <table:table-cell table:number-columns-repeated="2"/>
          <table:covered-table-cell/>
          <table:table-cell office:value-type="float" office:value="24" calcext:value-type="float">
            <text:p>24</text:p>
          </table:table-cell>
          <table:table-cell office:value-type="float" office:value="0.374" calcext:value-type="float">
            <text:p>0.374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Top Right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Top Right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Top Righ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date" office:date-value="2015-10-12" calcext:value-type="date">
            <text:p>10/12/15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Bottom Left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354" calcext:value-type="float">
            <text:p>0.354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Bottom Right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Left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361" calcext:value-type="float">
            <text:p>0.361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367" calcext:value-type="float">
            <text:p>0.367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377" calcext:value-type="float">
            <text:p>0.377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Right</text:p>
          </table:table-cell>
          <table:table-cell table:number-columns-repeated="10"/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Left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384" calcext:value-type="float">
            <text:p>0.384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381" calcext:value-type="float">
            <text:p>0.381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Right</text:p>
          </table:table-cell>
          <table:table-cell table:number-columns-repeated="10"/>
        </table:table-row>
        <table:table-row table:style-name="ro1">
          <table:table-cell table:style-name="ce2" office:value-type="float" office:value="4" calcext:value-type="float" table:number-columns-spanned="1" table:number-rows-spanned="5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Left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412" calcext:value-type="float">
            <text:p>0.412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386" calcext:value-type="float">
            <text:p>0.386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362" calcext:value-type="float">
            <text:p>0.362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Right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 table:number-columns-spanned="1" table:number-rows-spanned="5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Top Left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429" calcext:value-type="float">
            <text:p>0.429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0.378" calcext:value-type="float">
            <text:p>0.378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345" calcext:value-type="float">
            <text:p>0.345</text:p>
          </table:table-cell>
          <table:table-cell table:number-columns-repeated="11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Top Righ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4:55:10.801504886</meta:creation-date>
    <dc:date>2015-10-12T16:01:44.442345289</dc:date>
    <meta:editing-duration>PT5M10S</meta:editing-duration>
    <meta:editing-cycles>2</meta:editing-cycles>
    <meta:generator>LibreOffice/5.0.1.2$Linux_X86_64 LibreOffice_project/81898c9f5c0d43f3473ba111d7b351050be20261</meta:generator>
    <meta:document-statistic meta:table-count="1" meta:cell-count="264" meta:object-count="0"/>
  </office:meta>
</office:document-meta>
</file>